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14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15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16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17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18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20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23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3">3.23</text:p>
      <text:p text:style-name="P23">主要况：</text:p>
      <text:p text:style-name="P23">发表作品 <text:s text:c="25"/>罗</text:p>
      <text:p text:style-name="P23">视频投稿</text:p>
      <text:p text:style-name="P23"><text:s/>动态发布</text:p>
      <text:p text:style-name="P23"><text:s/>听歌 <text:s text:c="32"/>廖</text:p>
      <text:p text:style-name="P23"><text:s/>看视频</text:p>
      <text:p text:style-name="P23"><text:s/>歌单发布 <text:s text:c="24"/>肖</text:p>
      <text:p text:style-name="P23"><text:s/>首页推广</text:p>
      <text:p text:style-name="P23"><text:s/>广告管理</text:p>
      <text:p text:style-name="P23"/>
      <text:p text:style-name="P23">主用况每个画协作图、用况图、通信图 <text:s/>周一检查</text:p>
      <text:p text:style-name="P23">加紧任务进度</text:p>
      <text:p text:style-name="P23">暂定周末晚讨论</text:p>
      <text:p text:style-name="P23"/>
      <text:p text:style-name="P23"/>
      <text:p text:style-name="P23">支持用况：</text:p>
      <text:p text:style-name="P23"><text:s/>私信</text:p>
      <text:p text:style-name="P23">购买vip</text:p>
      <text:p text:style-name="P23">内容审核</text:p>
      <text:p text:style-name="P23">帐号管理</text:p>
      <text:p text:style-name="P23"/>
      <text:p text:style-name="P3"/>
      <text:p text:style-name="P17">3.21</text:p>
      <text:p text:style-name="P17">支持用<text:span text:style-name="T5">况“</text:span>歌单制作<text:span text:style-name="T5">”“消息推送”（给某个人审核）</text:span>（平台？个人的放听歌里面）</text:p>
      <text:p text:style-name="P17">实现用v-play&amp;qml做。</text:p>
      <text:p text:style-name="P17">添加一个歌曲分类属性<text:span text:style-name="T5">。</text:span></text:p>
      <text:p text:style-name="P17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<text:soft-page-break/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/>
      <text:p text:style-name="P14"/>
      <text:p text:style-name="P14"/>
      <text:p text:style-name="P14"/>
      <text:p text:style-name="P14">3.14讨论</text:p>
      <text:p text:style-name="P14">1.电台节目上传这个用况先不讨论。</text:p>
      <text:p text:style-name="P16">（从音乐人和电台人的初衷来看，音乐人是为了吸引粉丝，电台人出名也没用，有宣传成分？事件流不同，后台音乐人界面是否相同？）</text:p>
      <text:p text:style-name="P14">2.将运营团队的用况都放在一个包里。</text:p>
      <text:p text:style-name="P15">3.听歌里面，音乐人并没有参与事件流，用况和用况图不需要它。</text:p>
      <text:p text:style-name="P14">3.用vplay做客户端，pc、android都做，先做pc端</text:p>
      <text:p text:style-name="P14">4.讨论确定一个用况，就开始开发</text:p>
      <text:p text:style-name="P14">5.每次讨论的文件不要有1.0之类的，提交的时候加注释就行。</text:p>
      <text:p text:style-name="P14"/>
      <text:p text:style-name="P13"><text:soft-page-break/></text:p>
      <text:p text:style-name="P13">3.12</text:p>
      <text:p text:style-name="P19">内容讨论：</text:p>
      <text:p text:style-name="P21">确定了用况，分别有</text:p>
      <text:p text:style-name="P21">a.发表动态</text:p>
      <text:p text:style-name="P21">b.视频投稿</text:p>
      <text:p text:style-name="P21">c。发表作品与上传电台节目（重新命个名字）</text:p>
      <text:p text:style-name="P21">d。听歌</text:p>
      <text:p text:style-name="P21">e。看视频</text:p>
      <text:p text:style-name="P21">包含用况：</text:p>
      <text:p text:style-name="P21">a.购买vip</text:p>
      <text:p text:style-name="P21">支持用况：</text:p>
      <text:p text:style-name="P21">a.私信</text:p>
      <text:p text:style-name="P20"/>
      <text:p text:style-name="P20">用况发表作品和上传电台节目，简要描述是一样的，提供的价值是一样的，都是音乐人提供内容。 <text:s/>但是用况是不一样的，具体的操作是不一</text:p>
      <text:p text:style-name="P20">样的。</text:p>
      <text:p text:style-name="P13"/>
      <text:p text:style-name="P13"/>
      <text:p text:style-name="P13">下次讨论之前，每个人记录下自己的问题，讨论时记录下问题以及解决工程。</text:p>
      <text:p text:style-name="P13"/>
      <text:p text:style-name="P18">任务布置：</text:p>
      <text:p text:style-name="P11">1.每个人写自己<text:span text:style-name="T1">的</text:span>详细用况<text:span text:style-name="T2">+用况图（主用况画）</text:span></text:p>
      <text:p text:style-name="P11">2. 思考运营团队在用况中是什么角色，参与了什么，提供了什么意思，做出了什么决策。肖尧主要负责</text:p>
      <text:p text:style-name="P12"/>
      <text:p text:style-name="P12"/>
      <text:p text:style-name="P11"/>
      <text:p text:style-name="P11"/>
      <text:p text:style-name="P1"/>
      <text:p text:style-name="P1"/>
      <text:p text:style-name="P13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<text:soft-page-break/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<text:soft-page-break/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3-23T20:50:47.005730203</dc:date>
    <meta:editing-duration>PT46M49S</meta:editing-duration>
    <meta:editing-cycles>12</meta:editing-cycles>
    <meta:generator>LibreOffice/5.3.3.2$Linux_X86_64 LibreOffice_project/3d9a8b4b4e538a85e0782bd6c2d430bafe583448</meta:generator>
    <meta:document-statistic meta:table-count="0" meta:image-count="0" meta:object-count="0" meta:page-count="5" meta:paragraph-count="130" meta:word-count="1945" meta:character-count="2250" meta:non-whitespace-character-count="2088"/>
  </office:meta>
</office:document-meta>
</file>